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8_25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8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S. M. Fleischman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April 5, 1892</text:p>
      <text:p text:style-name="P6">Month<text:tab/><text:tab/><text:tab/><text:tab/><text:tab/><text:tab/>April</text:p>
      <text:p text:style-name="P6">Year<text:tab/><text:tab/><text:tab/><text:tab/><text:tab/><text:tab/>1892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OFFICE OF THE SUPERINTENDENT./</text:p>
      <text:p text:style-name="P2">The Jewish Foster Home &amp; Orphan Asylum/</text:p>
      <text:p text:style-name="P2">Of Philadelphia./</text:p>
      <text:p text:style-name="P4">Germantown, April 5<text:span text:style-name="T2">th</text:span><text:span text:style-name="T3"> 1892/</text:span></text:p>
      <text:p text:style-name="P3"><text:span text:style-name="T3">Dear Doctor;/</text:span></text:p>
      <text:p text:style-name="P3"><text:span text:style-name="T3"><text:tab/>It is necessary that I/ should see you in reference to the dedi-/cation of our New House. <text:s/>You have/ been placed on our program for the/ dedication of the synagogue which/ occurs at the same time. <text:s/>I would/ like to call Saturday afternoon about/ three oclock if this is agreeable to/ you. <text:s/>With kind regards to you/ and your dear family./</text:span></text:p>
      <text:p text:style-name="P3"><text:span text:style-name="T3"><text:tab/>Yours very sincerely/</text:span></text:p>
      <text:p text:style-name="P3"><text:span text:style-name="T3"><text:tab/><text:tab/>S M Fleischman/ Supt/</text:span></text:p>
      <text:p text:style-name="P3"><text:span text:style-name="T3">Rev. Dr. S. Morai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1T15:08:38.30</meta:creation-date>
    <meta:document-statistic meta:table-count="0" meta:image-count="0" meta:object-count="0" meta:page-count="2" meta:paragraph-count="69" meta:word-count="257" meta:character-count="1799"/>
    <dc:date>2011-12-01T15:14:49.14</dc:date>
    <dc:creator>Penn Libraries</dc:creator>
    <meta:editing-duration>PT00H06M10S</meta:editing-duration>
    <meta:editing-cycles>1</meta:editing-cycles>
    <meta:generator>OpenOffice.org/3.2$Win32 OpenOffice.org_project/320m12$Build-9483</meta:generator>
  </office:meta>
</office:document-meta>
</file>